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20051c"/>
    </style:style>
    <style:style style:name="P2" style:family="paragraph" style:parent-style-name="Standard">
      <style:text-properties officeooo:rsid="00202081" officeooo:paragraph-rsid="0020051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>
      <style:text-properties officeooo:rsid="0020051c" officeooo:paragraph-rsid="0020051c"/>
    </style:style>
    <style:style style:name="P22" style:family="paragraph" style:parent-style-name="Text_20_body" style:list-style-name="L10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>
      <style:text-properties officeooo:rsid="00202081" officeooo:paragraph-rsid="0020051c"/>
    </style:style>
    <style:style style:name="T1" style:family="text">
      <style:text-properties officeooo:rsid="0020051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30972282" text:style-name="L1">
        <text:list-item>
          <text:p text:style-name="P4">Семейное право регулирует брачно-семейные отношения.</text:p>
        </text:list-item>
        <text:list-item>
          <text:p text:style-name="P4">Предметом семейного права являются личные и имущественные отношения внутри семьи.</text:p>
        </text:list-item>
        <text:list-item>
          <text:p text:style-name="P4">Семейные правоотношения имеют личный характер и могут быть неимущественными и имущественными.</text:p>
        </text:list-item>
        <text:list-item>
          <text:p text:style-name="P4">Семейное право применяет смешанный (императивно-диспозитивный) метод, где преобладают императивные нормы.</text:p>
        </text:list-item>
        <text:list-item>
          <text:p text:style-name="P3">Действующее семейное законодательство также допускает возможность диспозитивного регулирования семейных отношений, но в рамках императивных норм.</text:p>
        </text:list-item>
      </text:list>
      <text:list xml:id="list1062078065" text:style-name="L2">
        <text:list-item>
          <text:p text:style-name="P6">Брак регистрируется в органах записи актов гражданского состояния, выбранных супругами.</text:p>
        </text:list-item>
        <text:list-item>
          <text:p text:style-name="P6">Права и обязанности супругов возникают после государственной регистрации брака.</text:p>
        </text:list-item>
        <text:list-item>
          <text:p text:style-name="P6">Брак заключается лично супругами в течение 1 месяца до 12 месяцев после подачи заявления.</text:p>
        </text:list-item>
        <text:list-item>
          <text:p text:style-name="P6">При особых обстоятельствах брак может быть заключен в день подачи заявления.</text:p>
        </text:list-item>
        <text:list-item>
          <text:p text:style-name="P6">Регистрация брака может быть обжалована в суд.</text:p>
        </text:list-item>
        <text:list-item>
          <text:p text:style-name="P6">Условия заключения брака: взаимное добровольное согласие, достижение брачного возраста (18 лет), отсутствие препятствий (другой зарегистрированный брак, близкое родство, усыновление, недееспособность).</text:p>
        </text:list-item>
        <text:list-item>
          <text:p text:style-name="P6">Может быть проведено медицинское обследование и консультирование по медико-генетическим вопросам и планированию семьи.</text:p>
        </text:list-item>
        <text:list-item>
          <text:p text:style-name="P6">Скрытие венерической болезни или ВИЧ-инфекции может быть основанием для признания брака недействительным.</text:p>
        </text:list-item>
        <text:list-item>
          <text:p text:style-name="P6">Прекращение брака: смерть супруга, объявление супруга умершим судом, расторжение по воле супругов или опекуна недееспособного супруга.</text:p>
        </text:list-item>
        <text:list-item>
          <text:p text:style-name="P5">Смерть или объявление умершим не требует специального оформления, подтверждается свидетельством о смерти.</text:p>
        </text:list-item>
      </text:list>
      <text:list xml:id="list1083414886" text:style-name="L3">
        <text:list-item>
          <text:p text:style-name="P8">Расторжение брака может происходить в административном порядке или в судебном.</text:p>
        </text:list-item>
        <text:list-item>
          <text:p text:style-name="P8">Административное расторжение возможно при взаимном согласии супругов без общих несовершеннолетних детей.</text:p>
        </text:list-item>
        <text:list-item>
          <text:p text:style-name="P8">Административное расторжение возможно также в случаях, когда один из супругов признан безвестно отсутствующим, недееспособным или осужден на более чем 3 года лишения свободы.</text:p>
        </text:list-item>
        <text:list-item>
          <text:p text:style-name="P8">Расторжение брака в административном порядке происходит через органы записи актов гражданского состояния и занимает 1 месяц со дня подачи заявления.</text:p>
        </text:list-item>
        <text:list-item>
          <text:p text:style-name="P8">Судебное расторжение брака осуществляется, если есть общие несовершеннолетние дети или один из супругов не согласен на развод.</text:p>
        </text:list-item>
        <text:list-item>
          <text:p text:style-name="P8">Суд может принять меры к примирению супругов и отложить дело на срок до 3 месяцев.</text:p>
        </text:list-item>
        <text:list-item>
          <text:p text:style-name="P8">Судебное расторжение брака происходит, если суд установит, что дальнейшая совместная жизнь и сохранение семьи невозможны.</text:p>
        </text:list-item>
        <text:list-item>
          <text:p text:style-name="P8">Вопросы, решаемые судом при разводе, включают определение проживания детей, алименты, раздел имущества и содержание супруга.</text:p>
        </text:list-item>
        <text:list-item>
          <text:p text:style-name="P8">Решение суда о разводе должно быть зарегистрировано в органе записи актов <text:soft-page-break/>гражданского состояния.</text:p>
        </text:list-item>
        <text:list-item>
          <text:p text:style-name="P7">Суд обязан направить выписку из решения в орган записи актов гражданского состояния в течение 3 дней после его вступления в законную силу.</text:p>
        </text:list-item>
      </text:list>
      <text:list xml:id="list2129271231" text:style-name="L4">
        <text:list-item>
          <text:p text:style-name="P10">Супруги имеют личные права и обязанности, основанные на принципе равенства, включая выбор занятий, фамилии и решение вопросов семейной жизни.</text:p>
        </text:list-item>
        <text:list-item>
          <text:p text:style-name="P10">Имущество, приобретенное супругами во время брака, является их совместной собственностью, за исключением имущества индивидуального пользования.</text:p>
        </text:list-item>
        <text:list-item>
          <text:p text:style-name="P10">Совместная собственность включает доходы, полученные во время брака, и имущество приобретенное на общие средства.</text:p>
        </text:list-item>
        <text:list-item>
          <text:p text:style-name="P10">Распоряжение совместным имуществом требует согласия обоих супругов, и споры о разделе общего имущества могут быть рассмотрены в судебном порядке.</text:p>
        </text:list-item>
        <text:list-item>
          <text:p text:style-name="P9">Доли супругов в общем имуществе принципиально равны, но суд может отступить от этого принципа в интересах несовершеннолетних детей или одного из супругов, если есть веские основания.</text:p>
        </text:list-item>
      </text:list>
      <text:list xml:id="list3514402173" text:style-name="L5">
        <text:list-item>
          <text:p text:style-name="P12">Новые нормы семейного законодательства регулируют договорный режим имущества супругов.</text:p>
        </text:list-item>
        <text:list-item>
          <text:p text:style-name="P12">Брачный договор - соглашение мужчины и женщины, определяющее имущественные права и обязанности супругов в браке и при его расторжении.</text:p>
        </text:list-item>
        <text:list-item>
          <text:p text:style-name="P12">Брачный договор может быть заключен до или после вступления в брак.</text:p>
        </text:list-item>
        <text:list-item>
          <text:p text:style-name="P12">Договор вступает в силу после регистрации брака или нотариального оформления.</text:p>
        </text:list-item>
        <text:list-item>
          <text:p text:style-name="P12">В брачном договоре можно изменить режим совместной собственности, определить имущество каждого супруга и иные положения.</text:p>
        </text:list-item>
        <text:list-item>
          <text:p text:style-name="P12">Права и обязанности в договоре могут быть ограничены сроками или условиями.</text:p>
        </text:list-item>
        <text:list-item>
          <text:p text:style-name="P12">Договор не может ограничивать права супругов, регулировать неимущественные отношения или вредить одному из супругов.</text:p>
        </text:list-item>
        <text:list-item>
          <text:p text:style-name="P12">Брачный договор может быть изменен или расторгнут по соглашению супругов, но односторонний отказ не допускается.</text:p>
        </text:list-item>
        <text:list-item>
          <text:p text:style-name="P12">Действие договора прекращается при прекращении брака, за исключением некоторых обязательств.</text:p>
        </text:list-item>
        <text:list-item>
          <text:p text:style-name="P11">Суд может признать договор недействительным по основаниям, предусмотренным законом, или если он создает неблагоприятное положение для одного из супругов.</text:p>
        </text:list-item>
      </text:list>
      <text:list xml:id="list1992954177" text:style-name="L6">
        <text:list-item>
          <text:p text:style-name="P14">Происхождение ребенка устанавливается на основании документов о рождении и других доказательств.</text:p>
        </text:list-item>
        <text:list-item>
          <text:p text:style-name="P14">Отцовство ребенка признается супругом матери, если они состояли в браке на момент рождения или в течение трехсот дней после развода, признания недействительности брака или смерти супруга матери.</text:p>
        </text:list-item>
        <text:list-item>
          <text:p text:style-name="P14">Если ребенок родился вне брака, отцовство может быть установлено через орган записи актов гражданского состояния или суд.</text:p>
        </text:list-item>
        <text:list-item>
          <text:p text:style-name="P14">Родители, состоящие в браке, записываются как родители ребенка по их заявлению. В случае развода родителей запись не меняется.</text:p>
        </text:list-item>
        <text:list-item>
          <text:p text:style-name="P14">Несовершеннолетние дети имеют право на воспитание, образование, защиту своих прав и интересов, общение с родителями и родственниками, выражение своего мнения.</text:p>
        </text:list-item>
        <text:list-item>
          <text:p text:style-name="P14">Дети имеют имущественные права, включая получение содержания от родителей. <text:soft-page-break/>Алименты могут быть перечислены на счета несовершеннолетних детей в банках.</text:p>
        </text:list-item>
        <text:list-item>
          <text:p text:style-name="P13">Дети имеют право на собственность на свои доходы и имущество, полученное ими в дар или наследство.</text:p>
        </text:list-item>
      </text:list>
      <text:list xml:id="list476977454" text:style-name="L7">
        <text:list-item>
          <text:p text:style-name="P16">Родители имеют право и обязанность воспитывать, заботиться о здоровье и развитии своих детей.</text:p>
        </text:list-item>
        <text:list-item>
          <text:p text:style-name="P16">Родители должны обеспечить получение детьми образования.</text:p>
        </text:list-item>
        <text:list-item>
          <text:p text:style-name="P16">Родители обязаны содержать своих несовершеннолетних детей и могут быть принудительно обязаны уплачивать алименты.</text:p>
        </text:list-item>
        <text:list-item>
          <text:p text:style-name="P16">Родители должны защищать права и интересы детей.</text:p>
        </text:list-item>
        <text:list-item>
          <text:p text:style-name="P16">Родители не могут причинять вред физическому и психическому здоровью детей и должны исключать жестокое обращение с ними.</text:p>
        </text:list-item>
        <text:list-item>
          <text:p text:style-name="P16">Родители, нарушающие права и интересы детей, могут быть лишены родительских прав.</text:p>
        </text:list-item>
        <text:list-item>
          <text:p text:style-name="P16">Лишение родительских прав происходит в судебном порядке и осуществляется в случаях, когда родители уклоняются от обязанностей, злоупотребляют правами, жестоко обращаются с детьми или совершают преступления против них.</text:p>
        </text:list-item>
        <text:list-item>
          <text:p text:style-name="P16">Лишение родительских прав приводит к потере всех прав, связанных с родством, но не освобождает от обязанности содержать ребенка.</text:p>
        </text:list-item>
        <text:list-item>
          <text:p text:style-name="P16">Родители могут быть восстановлены в родительских правах, если они изменяют свое поведение и отношение к воспитанию ребенка.</text:p>
        </text:list-item>
        <text:list-item>
          <text:p text:style-name="P16">Суд может ограничить родительские права без их лишения, если оставление ребенка с родителями опасно для него.</text:p>
        </text:list-item>
        <text:list-item>
          <text:p text:style-name="P15">Родители с ограниченными родительскими правами теряют право на личное воспитание ребенка и некоторые льготы, но остаются обязанными содержать ребенка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Более ужатая версия:<text:line-break/><text:line-break/></text:span>Семейное право регулирует брачно-семейные отношения, включая личные и имущественные аспекты.</text:p>
      <text:list xml:id="list1378805206" text:style-name="L8">
        <text:list-item>
          <text:p text:style-name="P18">Семейные правоотношения могут быть личными, неимущественными и имущественными.</text:p>
        </text:list-item>
        <text:list-item>
          <text:p text:style-name="P18">Семейное право применяет смешанный метод (императивно-диспозитивный), с преобладанием императивных норм.</text:p>
        </text:list-item>
        <text:list-item>
          <text:p text:style-name="P18">Брак регистрируется в органах записи актов гражданского состояния.</text:p>
        </text:list-item>
        <text:list-item>
          <text:p text:style-name="P18">Права и обязанности супругов возникают после государственной регистрации брака.</text:p>
        </text:list-item>
        <text:list-item>
          <text:p text:style-name="P18">Для заключения брака требуется взаимное согласие, достижение брачного возраста, отсутствие препятствий.</text:p>
        </text:list-item>
        <text:list-item>
          <text:p text:style-name="P18">Брак может быть расторгнут в административном порядке (при согласии супругов или особых обстоятельствах) или в судебном порядке (при наличии детей или отказе одного из супругов).</text:p>
        </text:list-item>
        <text:list-item>
          <text:p text:style-name="P18">Суд может принимать меры к примирению супругов и разделять имущество при разводе.</text:p>
        </text:list-item>
        <text:list-item>
          <text:p text:style-name="P18">Имущество, приобретенное супругами во время брака, является их совместной собственностью, за исключением индивидуального пользования.</text:p>
        </text:list-item>
        <text:list-item>
          <text:p text:style-name="P18">Распоряжение совместным имуществом требует согласия обоих супругов, а споры о разделе могут быть рассмотрены в суде.</text:p>
        </text:list-item>
        <text:list-item>
          <text:p text:style-name="P17">Доли супругов в общем имуществе обычно равны, но суд может принять исключения в интересах детей или одного из супругов.</text:p>
        </text:list-item>
      </text:list>
      <text:p text:style-name="P21">Новые нормы семейного законодательства регулируют брачный договор и имущественные права супругов.</text:p>
      <text:list xml:id="list1756062426" text:style-name="L9">
        <text:list-item>
          <text:p text:style-name="P20">Брачный договор - соглашение супругов о правах и обязанностях по имуществу в браке и при его расторжении.</text:p>
        </text:list-item>
        <text:list-item>
          <text:p text:style-name="P20">Договор может быть заключен до или после брака и вступает в силу после его регистрации.</text:p>
        </text:list-item>
        <text:list-item>
          <text:p text:style-name="P20">В договоре можно изменить режим собственности, определить имущество каждого супруга и другие условия.</text:p>
        </text:list-item>
        <text:list-item>
          <text:p text:style-name="P20">Договор может быть изменен или расторгнут по соглашению супругов, но не односторонне.</text:p>
        </text:list-item>
        <text:list-item>
          <text:p text:style-name="P20">Родительские права устанавливаются на основании документов о рождении и других доказательств.</text:p>
        </text:list-item>
        <text:list-item>
          <text:p text:style-name="P20">Отцовство ребенка признается, если супруги были в браке на момент рождения или в течение 300 дней после развода, признания брака недействительным или смерти супруга матери.</text:p>
        </text:list-item>
        <text:list-item>
          <text:p text:style-name="P20">Родители имеют обязанность воспитывать, содержать и защищать права и интересы детей.</text:p>
        </text:list-item>
        <text:list-item>
          <text:p text:style-name="P20">Родители могут быть лишены родительских прав в судебном порядке, если они нарушают обязанности или причиняют вред детям.</text:p>
        </text:list-item>
        <text:list-item>
          <text:p text:style-name="P20">Лишение родительских прав не освобождает от обязанности содержать ребенка.</text:p>
        </text:list-item>
        <text:list-item>
          <text:p text:style-name="P19">Родители с ограниченными правами теряют некоторые льготы, но остаются обязанными содержать ребенка.</text:p>
        </text:list-item>
      </text:list>
      <text:p text:style-name="P2"><text:soft-page-break/>Ультра-мега-ужатый конспект:</text:p>
      <text:p text:style-name="P2"/>
      <text:p text:style-name="P24">Семейное право регулирует брачно-семейные отношения, включая личные и имущественные аспекты.</text:p>
      <text:list xml:id="list45501282" text:style-name="L10">
        <text:list-item>
          <text:p text:style-name="P23">Брак регистрируется в органах записи актов гражданского состояния, а права и обязанности супругов возникают после его государственной регистрации.</text:p>
        </text:list-item>
        <text:list-item>
          <text:p text:style-name="P23">Брак может быть расторгнут в административном или судебном порядке, а суд может применять меры к примирению супругов и разделу имущества при разводе.</text:p>
        </text:list-item>
        <text:list-item>
          <text:p text:style-name="P23">Имущество, приобретенное супругами во время брака, считается их совместной собственностью, за исключением индивидуального пользования.</text:p>
        </text:list-item>
        <text:list-item>
          <text:p text:style-name="P23">Брачный договор - соглашение о правах и обязанностях по имуществу в браке и при его расторжении. Он может быть заключен до или после брака и изменен или расторгнут по соглашению супругов.</text:p>
        </text:list-item>
        <text:list-item>
          <text:p text:style-name="P23">Родительские права устанавливаются на основании документов о рождении. Отцовство ребенка признается в определенных случаях.</text:p>
        </text:list-item>
        <text:list-item>
          <text:p text:style-name="P23">Родители имеют обязанность воспитывать, содержать и защищать права и интересы детей. Нарушение обязанностей может привести к лишению родительских прав.</text:p>
        </text:list-item>
        <text:list-item>
          <text:p text:style-name="P22">Лишение родительских прав не освобождает от обязанности содержать ребенка, а родители с ограниченными правами теряют некоторые льготы, но все равно обязаны содержать ребенка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05-25T21:10:52.554000000</dc:date>
    <meta:editing-duration>PT2M7S</meta:editing-duration>
    <meta:editing-cycles>1</meta:editing-cycles>
    <meta:document-statistic meta:table-count="0" meta:image-count="0" meta:object-count="0" meta:page-count="5" meta:paragraph-count="89" meta:word-count="1390" meta:character-count="10213" meta:non-whitespace-character-count="8996"/>
  </office:meta>
</office:document-meta>
</file>